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2cm"/>
    </style:style>
    <style:style style:name="co3" style:family="table-column">
      <style:table-column-properties fo:break-before="auto" style:column-width="5.308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353cm"/>
    </style:style>
    <style:style style:name="co6" style:family="table-column">
      <style:table-column-properties fo:break-before="auto" style:column-width="15.524cm"/>
    </style:style>
    <style:style style:name="co7" style:family="table-column">
      <style:table-column-properties fo:break-before="auto" style:column-width="17.75cm"/>
    </style:style>
    <style:style style:name="co8" style:family="table-column">
      <style:table-column-properties fo:break-before="auto" style:column-width="16.519cm"/>
    </style:style>
    <style:style style:name="co9" style:family="table-column">
      <style:table-column-properties fo:break-before="auto" style:column-width="15.325cm"/>
    </style:style>
    <style:style style:name="co10" style:family="table-column">
      <style:table-column-properties fo:break-before="auto" style:column-width="8.925cm"/>
    </style:style>
    <style:style style:name="co11" style:family="table-column">
      <style:table-column-properties fo:break-before="auto" style:column-width="9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3780 NW 22nd Ave</text:p>
          </table:table-cell>
          <table:table-cell office:value-type="string" calcext:value-type="string">
            <text:p>Apt 902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/>
          <table:table-cell office:value-type="float" office:value="33142" calcext:value-type="float">
            <text:p>33142</text:p>
          </table:table-cell>
          <table:table-cell/>
          <table:table-cell table:formula="of:=CONCATENATE([.B3];&quot;,&quot;;[.C3];&quot;,&quot;;[.D3];&quot;,&quot;;[.E3];&quot;,&quot;;[.F3];&quot;,&quot;;[.G3];&quot;,&quot;;[.H3])" office:value-type="string" office:string-value="3780 NW 22nd Ave,Apt 902,,Miami,FL,,33142" calcext:value-type="string">
            <text:p>3780 NW 22nd Ave,Apt 902,,Miami,FL,,33142</text:p>
          </table:table-cell>
        </table:table-row>
        <table:table-row table:style-name="ro1">
          <table:table-cell/>
          <table:table-cell office:value-type="string" calcext:value-type="string">
            <text:p>861 Virginia Street</text:p>
          </table:table-cell>
          <table:table-cell table:style-name="ce2"/>
          <table:table-cell/>
          <table:table-cell office:value-type="string" calcext:value-type="string">
            <text:p>Berkeley</text:p>
          </table:table-cell>
          <table:table-cell office:value-type="string" calcext:value-type="string">
            <text:p>USA</text:p>
          </table:table-cell>
          <table:table-cell table:style-name="ce1" office:value-type="string" calcext:value-type="string">
            <text:p>US</text:p>
          </table:table-cell>
          <table:table-cell table:style-name="ce2"/>
          <table:table-cell/>
          <table:table-cell table:formula="of:=CONCATENATE([.B4];&quot;,&quot;;[.C4];&quot;,&quot;;[.D4];&quot;,&quot;;[.E4];&quot;,&quot;;[.F4];&quot;,&quot;;[.G4];&quot;,&quot;;[.H4])" office:value-type="string" office:string-value="861 Virginia Street,,,Berkeley,USA,US," calcext:value-type="string">
            <text:p>861 Virginia Street,,,Berkeley,USA,US,</text:p>
          </table:table-cell>
        </table:table-row>
        <table:table-row table:style-name="ro1">
          <table:table-cell/>
          <table:table-cell office:value-type="string" calcext:value-type="string">
            <text:p>940 Rendezvous Road</text:p>
          </table:table-cell>
          <table:table-cell table:style-name="ce2"/>
          <table:table-cell/>
          <table:table-cell office:value-type="string" calcext:value-type="string">
            <text:p>Riverton</text:p>
          </table:table-cell>
          <table:table-cell office:value-type="string" calcext:value-type="string">
            <text:p>USA</text:p>
          </table:table-cell>
          <table:table-cell table:style-name="ce1" office:value-type="string" calcext:value-type="string">
            <text:p>US</text:p>
          </table:table-cell>
          <table:table-cell table:style-name="ce2"/>
          <table:table-cell/>
          <table:table-cell table:formula="of:=CONCATENATE([.B5];&quot;,&quot;;[.C5];&quot;,&quot;;[.D5];&quot;,&quot;;[.E5];&quot;,&quot;;[.F5];&quot;,&quot;;[.G5];&quot;,&quot;;[.H5])" office:value-type="string" office:string-value="940 Rendezvous Road,,,Riverton,USA,US," calcext:value-type="string">
            <text:p>940 Rendezvous Road,,,Riverton,USA,US,</text:p>
          </table:table-cell>
        </table:table-row>
        <table:table-row table:style-name="ro1">
          <table:table-cell/>
          <table:table-cell office:value-type="string" calcext:value-type="string">
            <text:p>4/5190 Gali No. 4 Krishna Nagar</text:p>
          </table:table-cell>
          <table:table-cell table:style-name="ce2"/>
          <table:table-cell/>
          <table:table-cell office:value-type="string" calcext:value-type="string">
            <text:p>Karol Bagh</text:p>
          </table:table-cell>
          <table:table-cell office:value-type="string" calcext:value-type="string">
            <text:p>IN-DL</text:p>
          </table:table-cell>
          <table:table-cell table:style-name="ce1" office:value-type="string" calcext:value-type="string">
            <text:p>IN</text:p>
          </table:table-cell>
          <table:table-cell table:style-name="ce2"/>
          <table:table-cell/>
          <table:table-cell table:formula="of:=CONCATENATE([.B6];&quot;,&quot;;[.C6];&quot;,&quot;;[.D6];&quot;,&quot;;[.E6];&quot;,&quot;;[.F6];&quot;,&quot;;[.G6];&quot;,&quot;;[.H6])" office:value-type="string" office:string-value="4/5190 Gali No. 4 Krishna Nagar,,,Karol Bagh,IN-DL,IN," calcext:value-type="string">
            <text:p>4/5190 Gali No. 4 Krishna Nagar,,,Karol Bagh,IN-DL,IN,</text:p>
          </table:table-cell>
        </table:table-row>
        <table:table-row table:style-name="ro1">
          <table:table-cell/>
          <table:table-cell office:value-type="string" calcext:value-type="string">
            <text:p>Jesus Garcia</text:p>
          </table:table-cell>
          <table:table-cell office:value-type="string" calcext:value-type="string">
            <text:p>Villahermosa</text:p>
          </table:table-cell>
          <table:table-cell/>
          <table:table-cell office:value-type="string" calcext:value-type="string">
            <text:p>Villahermosa</text:p>
          </table:table-cell>
          <table:table-cell office:value-type="string" calcext:value-type="string">
            <text:p>TAB</text:p>
          </table:table-cell>
          <table:table-cell/>
          <table:table-cell office:value-type="float" office:value="86040" calcext:value-type="float">
            <text:p>86040</text:p>
          </table:table-cell>
          <table:table-cell/>
          <table:table-cell table:formula="of:=CONCATENATE([.B7];&quot;,&quot;;[.C7];&quot;,&quot;;[.D7];&quot;,&quot;;[.E7];&quot;,&quot;;[.F7];&quot;,&quot;;[.G7];&quot;,&quot;;[.H7])" office:value-type="string" office:string-value="Jesus Garcia,Villahermosa,,Villahermosa,TAB,,86040" calcext:value-type="string">
            <text:p>Jesus Garcia,Villahermosa,,Villahermosa,TAB,,86040</text:p>
          </table:table-cell>
        </table:table-row>
        <table:table-row table:style-name="ro1">
          <table:table-cell/>
          <table:table-cell office:value-type="string" calcext:value-type="string">
            <text:p>Fracc El Origen Residencial</text:p>
          </table:table-cell>
          <table:table-cell office:value-type="string" calcext:value-type="string">
            <text:p>Tlajomulco de zu=iga</text:p>
          </table:table-cell>
          <table:table-cell/>
          <table:table-cell office:value-type="string" calcext:value-type="string">
            <text:p>Tlajomulco de zu=iga</text:p>
          </table:table-cell>
          <table:table-cell table:style-name="ce2"/>
          <table:table-cell/>
          <table:table-cell office:value-type="float" office:value="45645" calcext:value-type="float">
            <text:p>45645</text:p>
          </table:table-cell>
          <table:table-cell/>
          <table:table-cell table:formula="of:=CONCATENATE([.B8];&quot;,&quot;;[.C8];&quot;,&quot;;[.D8];&quot;,&quot;;[.E8];&quot;,&quot;;[.F8];&quot;,&quot;;[.G8];&quot;,&quot;;[.H8])" office:value-type="string" office:string-value="Fracc El Origen Residencial,Tlajomulco de zu=iga,,Tlajomulco de zu=iga,,,45645" calcext:value-type="string">
            <text:p>Fracc El Origen Residencial,Tlajomulco de zu=iga,,Tlajomulco de zu=iga,,,45645</text:p>
          </table:table-cell>
        </table:table-row>
        <table:table-row table:style-name="ro1">
          <table:table-cell/>
          <table:table-cell office:value-type="string" calcext:value-type="string">
            <text:p>Isis 2072</text:p>
          </table:table-cell>
          <table:table-cell office:value-type="string" calcext:value-type="string">
            <text:p>Lomas Del Paradero</text:p>
          </table:table-cell>
          <table:table-cell/>
          <table:table-cell office:value-type="string" calcext:value-type="string">
            <text:p>Guadalajara</text:p>
          </table:table-cell>
          <table:table-cell office:value-type="string" calcext:value-type="string">
            <text:p>MEX</text:p>
          </table:table-cell>
          <table:table-cell/>
          <table:table-cell office:value-type="float" office:value="44840" calcext:value-type="float">
            <text:p>44840</text:p>
          </table:table-cell>
          <table:table-cell/>
          <table:table-cell table:formula="of:=CONCATENATE([.B9];&quot;,&quot;;[.C9];&quot;,&quot;;[.D9];&quot;,&quot;;[.E9];&quot;,&quot;;[.F9];&quot;,&quot;;[.G9];&quot;,&quot;;[.H9])" office:value-type="string" office:string-value="Isis 2072,Lomas Del Paradero,,Guadalajara,MEX,,44840" calcext:value-type="string">
            <text:p>Isis 2072,Lomas Del Paradero,,Guadalajara,MEX,,44840</text:p>
          </table:table-cell>
        </table:table-row>
        <table:table-row table:style-name="ro1">
          <table:table-cell/>
          <table:table-cell office:value-type="string" calcext:value-type="string">
            <text:p>1424 Grovewood Ln</text:p>
          </table:table-cell>
          <table:table-cell office:value-type="string" calcext:value-type="string">
            <text:p>Roseville</text:p>
          </table:table-cell>
          <table:table-cell/>
          <table:table-cell office:value-type="string" calcext:value-type="string">
            <text:p>CA95747</text:p>
          </table:table-cell>
          <table:table-cell office:value-type="string" calcext:value-type="string">
            <text:p>US-CA</text:p>
          </table:table-cell>
          <table:table-cell table:style-name="ce1" office:value-type="string" calcext:value-type="string">
            <text:p>US</text:p>
          </table:table-cell>
          <table:table-cell table:style-name="ce2"/>
          <table:table-cell/>
          <table:table-cell table:formula="of:=CONCATENATE([.B10];&quot;,&quot;;[.C10];&quot;,&quot;;[.D10];&quot;,&quot;;[.E10];&quot;,&quot;;[.F10];&quot;,&quot;;[.G10];&quot;,&quot;;[.H10])" office:value-type="string" office:string-value="1424 Grovewood Ln,Roseville,,CA95747,US-CA,US," calcext:value-type="string">
            <text:p>1424 Grovewood Ln,Roseville,,CA95747,US-CA,US,</text:p>
          </table:table-cell>
        </table:table-row>
        <table:table-row table:style-name="ro1">
          <table:table-cell/>
          <table:table-cell office:value-type="string" calcext:value-type="string">
            <text:p>Shreshta Panchajanya 25</text:p>
          </table:table-cell>
          <table:table-cell office:value-type="string" calcext:value-type="string">
            <text:p>51 Arundale Beach Road</text:p>
          </table:table-cell>
          <table:table-cell/>
          <table:table-cell office:value-type="string" calcext:value-type="string">
            <text:p>Chennai</text:p>
          </table:table-cell>
          <table:table-cell office:value-type="string" calcext:value-type="string">
            <text:p>TNA</text:p>
          </table:table-cell>
          <table:table-cell table:style-name="ce1" office:value-type="string" calcext:value-type="string">
            <text:p>IN</text:p>
          </table:table-cell>
          <table:table-cell table:style-name="ce2"/>
          <table:table-cell/>
          <table:table-cell table:formula="of:=CONCATENATE([.B11];&quot;,&quot;;[.C11];&quot;,&quot;;[.D11];&quot;,&quot;;[.E11];&quot;,&quot;;[.F11];&quot;,&quot;;[.G11];&quot;,&quot;;[.H11])" office:value-type="string" office:string-value="Shreshta Panchajanya 25,51 Arundale Beach Road,,Chennai,TNA,IN," calcext:value-type="string">
            <text:p>Shreshta Panchajanya 25,51 Arundale Beach Road,,Chennai,TNA,IN,</text:p>
          </table:table-cell>
        </table:table-row>
        <table:table-row table:style-name="ro1">
          <table:table-cell/>
          <table:table-cell office:value-type="string" calcext:value-type="string">
            <text:p>Petit Towers 2301(23 Floor)</text:p>
          </table:table-cell>
          <table:table-cell office:value-type="string" calcext:value-type="string">
            <text:p>August Kranti Marg</text:p>
          </table:table-cell>
          <table:table-cell table:style-name="ce1" office:value-type="string" calcext:value-type="string">
            <text:p>Kemp's Corner Mumbai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</text:p>
          </table:table-cell>
          <table:table-cell/>
          <table:table-cell office:value-type="float" office:value="400026" calcext:value-type="float">
            <text:p>400026</text:p>
          </table:table-cell>
          <table:table-cell/>
          <table:table-cell table:formula="of:=CONCATENATE([.B12];&quot;,&quot;;[.C12];&quot;,&quot;;[.D12];&quot;,&quot;;[.E12];&quot;,&quot;;[.F12];&quot;,&quot;;[.G12];&quot;,&quot;;[.H12])" office:value-type="string" office:string-value="Petit Towers 2301(23 Floor),August Kranti Marg,Kemp's Corner Mumbai,Mumbai,Mah,,400026" calcext:value-type="string">
            <text:p>Petit Towers 2301(23 Floor),August Kranti Marg,Kemp's Corner Mumbai,Mumbai,Mah,,400026</text:p>
          </table:table-cell>
        </table:table-row>
        <table:table-row table:style-name="ro1">
          <table:table-cell/>
          <table:table-cell office:value-type="string" calcext:value-type="string">
            <text:p>A/20, Saibaba Soc,B/H</text:p>
          </table:table-cell>
          <table:table-cell office:value-type="string" calcext:value-type="string">
            <text:p>Police Line Sardar Nagar</text:p>
          </table:table-cell>
          <table:table-cell/>
          <table:table-cell office:value-type="string" calcext:value-type="string">
            <text:p>Ahmedabad</text:p>
          </table:table-cell>
          <table:table-cell office:value-type="string" calcext:value-type="string">
            <text:p>GJ</text:p>
          </table:table-cell>
          <table:table-cell/>
          <table:table-cell office:value-type="float" office:value="382475" calcext:value-type="float">
            <text:p>382475</text:p>
          </table:table-cell>
          <table:table-cell/>
          <table:table-cell table:formula="of:=CONCATENATE([.B13];&quot;,&quot;;[.C13];&quot;,&quot;;[.D13];&quot;,&quot;;[.E13];&quot;,&quot;;[.F13];&quot;,&quot;;[.G13];&quot;,&quot;;[.H13])" office:value-type="string" office:string-value="A/20, Saibaba Soc,B/H,Police Line Sardar Nagar,,Ahmedabad,GJ,,382475" calcext:value-type="string">
            <text:p>A/20, Saibaba Soc,B/H,Police Line Sardar Nagar,,Ahmedabad,GJ,,382475</text:p>
          </table:table-cell>
        </table:table-row>
        <table:table-row table:style-name="ro1">
          <table:table-cell/>
          <table:table-cell office:value-type="string" calcext:value-type="string">
            <text:p>942 Gali No 12 Rajiv Gan</text:p>
          </table:table-cell>
          <table:table-cell office:value-type="string" calcext:value-type="string">
            <text:p>Dhi Nagar New Mustafabad</text:p>
          </table:table-cell>
          <table:table-cell/>
          <table:table-cell office:value-type="string" calcext:value-type="string">
            <text:p>Delhi-1100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CONCATENATE([.B14];&quot;,&quot;;[.C14];&quot;,&quot;;[.D14];&quot;,&quot;;[.E14];&quot;,&quot;;[.F14];&quot;,&quot;;[.G14];&quot;,&quot;;[.H14])" office:value-type="string" office:string-value="942 Gali No 12 Rajiv Gan,Dhi Nagar New Mustafabad,,Delhi-110094,110,,94" calcext:value-type="string">
            <text:p>942 Gali No 12 Rajiv Gan,Dhi Nagar New Mustafabad,,Delhi-110094,110,,94</text:p>
          </table:table-cell>
        </table:table-row>
        <table:table-row table:style-name="ro1">
          <table:table-cell/>
          <table:table-cell office:value-type="string" calcext:value-type="string">
            <text:p>71 Canning Street 5th Floor </text:p>
          </table:table-cell>
          <table:table-cell table:style-name="ce2"/>
          <table:table-cell/>
          <table:table-cell office:value-type="string" calcext:value-type="string">
            <text:p>Kolkata 700001</text:p>
          </table:table-cell>
          <table:table-cell office:value-type="string" calcext:value-type="string">
            <text:p>Kol</text:p>
          </table:table-cell>
          <table:table-cell/>
          <table:table-cell office:value-type="string" calcext:value-type="string">
            <text:p>Katta 700001</text:p>
          </table:table-cell>
          <table:table-cell/>
          <table:table-cell table:formula="of:=CONCATENATE([.B15];&quot;,&quot;;[.C15];&quot;,&quot;;[.D15];&quot;,&quot;;[.E15];&quot;,&quot;;[.F15];&quot;,&quot;;[.G15];&quot;,&quot;;[.H15])" office:value-type="string" office:string-value="71 Canning Street 5th Floor ,,,Kolkata 700001,Kol,,Katta 700001" calcext:value-type="string">
            <text:p>71 Canning Street 5th Floor ,,,Kolkata 700001,Kol,,Katta 700001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5, A, Mittal Towers, Nariman Point,Mumbai, Maharashtra, 400021</text:p>
          </table:table-cell>
          <table:table-cell/>
        </table:table-row>
        <table:table-row table:style-name="ro1">
          <table:table-cell office:value-type="string" calcext:value-type="string">
            <text:p>2694 Honeysuckle Lane,,,,Washington,,98119</text:p>
          </table:table-cell>
          <table:table-cell office:value-type="string" calcext:value-type="string">
            <text:p>2694, Honeysuckle Lane,,Seattle,Washington,USA,98119</text:p>
          </table:table-cell>
          <table:table-cell/>
        </table:table-row>
        <table:table-row table:style-name="ro1">
          <table:table-cell office:value-type="string" calcext:value-type="string">
            <text:p>205, Abhishek, New Link Rd, Andheri (west), Mumbai,, Maharashtra-400053</text:p>
          </table:table-cell>
          <table:table-cell office:value-type="string" calcext:value-type="string">
            <text:p>205 Abhishek, New Link Rd Behind Kuber Complex, Andheri (west), Mumbai, Maharashtra,India,400053</text:p>
          </table:table-cell>
          <table:table-cell/>
        </table:table-row>
        <table:table-row table:style-name="ro1">
          <table:table-cell office:value-type="string" calcext:value-type="string">
            <text:p>3831, Riverwood Drive,Sacramento,95814,, California,</text:p>
          </table:table-cell>
          <table:table-cell office:value-type="string" calcext:value-type="string">
            <text:p>3831,, Riverwood Drive,Sacramento, California, US, 95814-0722</text:p>
          </table:table-cell>
          <table:table-cell/>
        </table:table-row>
        <table:table-row table:style-name="ro1">
          <table:table-cell office:value-type="string" calcext:value-type="string">
            <text:p>30, Simone Weil Avenue,Wedhampton,SN10 2SX,United Kingdom,,</text:p>
          </table:table-cell>
          <table:table-cell office:value-type="string" calcext:value-type="string">
            <text:p>30, Simone Weil Avenue,Edinburgh,Wedhampton,,United Kingdom,SN10 2SX</text:p>
          </table:table-cell>
          <table:table-cell/>
        </table:table-row>
        <table:table-row table:style-name="ro1">
          <table:table-cell office:value-type="string" calcext:value-type="string">
            <text:p>4740 Reed Road,,Upper Arlington,OH,,,436063444</text:p>
          </table:table-cell>
          <table:table-cell office:value-type="string" calcext:value-type="string">
            <text:p>4740, Reed Road,Suite 109,Upper Arlington,OH,USA,43606</text:p>
          </table:table-cell>
          <table:table-cell/>
        </table:table-row>
        <table:table-row table:style-name="ro1">
          <table:table-cell office:value-type="string" calcext:value-type="string">
            <text:p>35 boulevard Aristide Briand,Le Grand-quevilly,,Haute-Normandie,,,76120</text:p>
          </table:table-cell>
          <table:table-cell office:value-type="string" calcext:value-type="string">
            <text:p>35, boulevard Aristide Briand,Le Grand-quevilly,Haute-Normandie,Paris,France,76120</text:p>
          </table:table-cell>
          <table:table-cell/>
        </table:table-row>
        <table:table-row table:style-name="ro1">
          <table:table-cell office:value-type="string" calcext:value-type="string">
            <text:p>3780 NW 22nd Ave,Apt 902,,Miami,FL,,33142</text:p>
          </table:table-cell>
          <table:table-cell office:value-type="string" calcext:value-type="string">
            <text:p>3780 NW 22nd Ave,Apartment 902,,Miami,Florida,,33142</text:p>
          </table:table-cell>
          <table:table-cell/>
        </table:table-row>
        <table:table-row table:style-name="ro1">
          <table:table-cell office:value-type="string" calcext:value-type="string">
            <text:p>861 Virginia Street,,,Berkeley,USA,US,</text:p>
          </table:table-cell>
          <table:table-cell office:value-type="string" calcext:value-type="string">
            <text:p>861 Virginia Street,,,Berkeley,California,US,33144</text:p>
          </table:table-cell>
          <table:table-cell/>
        </table:table-row>
        <table:table-row table:style-name="ro1">
          <table:table-cell office:value-type="string" calcext:value-type="string">
            <text:p>940 Rendezvous Road,,,Riverton,USA,US,</text:p>
          </table:table-cell>
          <table:table-cell office:value-type="string" calcext:value-type="string">
            <text:p>940 Rendezvous Road,,,Riverton,California,US,</text:p>
          </table:table-cell>
          <table:table-cell/>
        </table:table-row>
        <table:table-row table:style-name="ro1">
          <table:table-cell office:value-type="string" calcext:value-type="string">
            <text:p>4/5190 Gali No. 4 Krishna Nagar,,,Karol Bagh,IN-DL,IN,100002</text:p>
          </table:table-cell>
          <table:table-cell office:value-type="string" calcext:value-type="string">
            <text:p>4/5190 Gali No. 4, Krishna Nagar,Karol Bagh,New Delhi, Delhi,India,100002</text:p>
          </table:table-cell>
          <table:table-cell/>
        </table:table-row>
        <table:table-row table:style-name="ro1">
          <table:table-cell office:value-type="string" calcext:value-type="string">
            <text:p>Jesus Garcia,Villahermosa,,Villahermosa,TAB,,86040</text:p>
          </table:table-cell>
          <table:table-cell office:value-type="string" calcext:value-type="string">
            <text:p>Jesus Garcia,Villahermosa,,Villahermosa,TAB,Mexico,86040</text:p>
          </table:table-cell>
          <table:table-cell/>
        </table:table-row>
        <table:table-row table:style-name="ro1">
          <table:table-cell office:value-type="string" calcext:value-type="string">
            <text:p>Isis 2072,Lomas Del Paradero,,Guadalajara,MEX,,44840</text:p>
          </table:table-cell>
          <table:table-cell office:value-type="string" calcext:value-type="string">
            <text:p>Isis 2072,Lomas Del Paradero,,Guadalajara,Mexico City,Mexico,44840</text:p>
          </table:table-cell>
          <table:table-cell/>
        </table:table-row>
        <table:table-row table:style-name="ro1">
          <table:table-cell office:value-type="string" calcext:value-type="string">
            <text:p>1424 Grovewood Ln,Roseville,,CA95747,US-CA,US,</text:p>
          </table:table-cell>
          <table:table-cell office:value-type="string" calcext:value-type="string">
            <text:p>1424 Grovewood Ln,,,Roseville,California,US, 95747</text:p>
          </table:table-cell>
          <table:table-cell/>
        </table:table-row>
        <table:table-row table:style-name="ro1">
          <table:table-cell office:value-type="string" calcext:value-type="string">
            <text:p>Shreshta Panchajanya 25,51 Arundale Beach Road,,Chennai,TNA,IN,</text:p>
          </table:table-cell>
          <table:table-cell office:value-type="string" calcext:value-type="string">
            <text:p>Shreshta Panchajanya 25,51 Arundale Beach Road,,Chennai,Tamil Nadu,India,710023</text:p>
          </table:table-cell>
          <table:table-cell/>
        </table:table-row>
        <table:table-row table:style-name="ro1">
          <table:table-cell office:value-type="string" calcext:value-type="string">
            <text:p>Petit Towers 2301(23 Floor),August Kranti Marg,Kemp's Corner Mumbai,Mumbai,Mah,,400026</text:p>
          </table:table-cell>
          <table:table-cell office:value-type="string" calcext:value-type="string">
            <text:p>Petit Towers 2301(23 Floor),August Kranti Marg,Kemp's Corner Mumbai,Mumbai,Maharashtra,India,400026</text:p>
          </table:table-cell>
          <table:table-cell/>
        </table:table-row>
        <table:table-row table:style-name="ro1">
          <table:table-cell office:value-type="string" calcext:value-type="string">
            <text:p>A/20, Saibaba Soc,B/H,Police Line Sardar Nagar,,Ahmedabad,GJ,,382475</text:p>
          </table:table-cell>
          <table:table-cell office:value-type="string" calcext:value-type="string">
            <text:p>A/20, Saibaba Soc,B/H,Police Line Sardar Nagar,,Ahmedabad,Gujarat,India,382475</text:p>
          </table:table-cell>
          <table:table-cell/>
        </table:table-row>
        <table:table-row table:style-name="ro1">
          <table:table-cell office:value-type="string" calcext:value-type="string">
            <text:p>942 Gali No 12 Rajiv Gan,Dhi Nagar New Mustafabad,,Delhi-110094,110,,94</text:p>
          </table:table-cell>
          <table:table-cell office:value-type="string" calcext:value-type="string">
            <text:p>942 Gali No 12, Rajiv Gandhi Nagar, New Mustafabad,New Delhi,Delhi,India,110094</text:p>
          </table:table-cell>
          <table:table-cell/>
        </table:table-row>
        <table:table-row table:style-name="ro1">
          <table:table-cell office:value-type="string" calcext:value-type="string">
            <text:p>71 Canning Street 5th Floor ,,,Kolkata 700001,Kol,,Katta 700001</text:p>
          </table:table-cell>
          <table:table-cell office:value-type="string" calcext:value-type="string">
            <text:p>71, Canning Street, 5th Floor,KolKata, West Bengal, India, 700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6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table table:name="Sheet3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30, Simone Weil Avenue,Wedhampton,SN10 2SX,United Kingdom,,</text:p>
          </table:table-cell>
          <table:table-cell office:value-type="string" calcext:value-type="string">
            <text:p>30, Simone Weil Avenue,Edinburgh,Wedhampton,,United Kingdom,SN10 2S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7:29:08.73423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7:20:41.725586611</meta:creation-date>
    <dc:date>2021-10-18T18:28:04.584153718</dc:date>
    <meta:editing-duration>PT8H57M7S</meta:editing-duration>
    <meta:editing-cycles>30</meta:editing-cycles>
    <meta:generator>LibreOffice/6.4.7.2$Linux_X86_64 LibreOffice_project/40$Build-2</meta:generator>
    <meta:document-statistic meta:table-count="3" meta:cell-count="118" meta:object-count="0"/>
  </office:meta>
</office:document-meta>
</file>